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3D0000010EFF99D277.jpg" manifest:media-type="image/jpeg"/>
  <manifest:file-entry manifest:full-path="Pictures/100000000000014D000000F71EB2711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Droid Sans Fallback1" svg:font-family="'Droid Sans Fallback'" style:font-pitch="variable"/>
    <style:font-face style:name="FreeSans1" svg:font-family="FreeSans, 'Times New Roman'" style:font-pitch="variable"/>
    <style:font-face style:name="Lohit Hindi" svg:font-family="'Lohit Hindi', 'Times New Roman'" style:font-pitch="variable"/>
    <style:font-face style:name="OpenSymbol" svg:font-family="OpenSymbol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6.053cm" fo:margin-left="0.026cm" table:align="left" style:writing-mode="lr-tb"/>
    </style:style>
    <style:style style:name="Tabela1.A" style:family="table-column">
      <style:table-column-properties style:column-width="2.501cm"/>
    </style:style>
    <style:style style:name="Tabela1.B" style:family="table-column">
      <style:table-column-properties style:column-width="1.499cm"/>
    </style:style>
    <style:style style:name="Tabela1.C" style:family="table-column">
      <style:table-column-properties style:column-width="5.001cm"/>
    </style:style>
    <style:style style:name="Tabela1.D" style:family="table-column">
      <style:table-column-properties style:column-width="7.052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D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1.A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1.D3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start" style:justify-single-word="false"/>
      <style:text-properties fo:language="pt" fo:country="BR" style:language-asian="pt" style:country-asian="BR"/>
    </style:style>
    <style:style style:name="P2" style:family="paragraph" style:parent-style-name="LO-Normal">
      <style:paragraph-properties>
        <style:tab-stops>
          <style:tab-stop style:position="1.016cm"/>
        </style:tab-stops>
      </style:paragraph-properties>
    </style:style>
    <style:style style:name="P3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paragraph-rsid="0021485e"/>
    </style:style>
    <style:style style:name="P4" style:family="paragraph" style:parent-style-name="LO-Normal">
      <style:text-properties officeooo:paragraph-rsid="001e4505"/>
    </style:style>
    <style:style style:name="P5" style:family="paragraph" style:parent-style-name="LO-Normal1">
      <style:paragraph-properties fo:margin-left="0cm" fo:margin-right="0cm" fo:text-align="center" style:justify-single-word="false" fo:text-indent="0cm" style:auto-text-indent="false"/>
      <style:text-properties fo:font-size="15pt" fo:font-weight="bold" style:font-size-asian="15pt" style:font-weight-asian="bold" style:font-size-complex="15pt"/>
    </style:style>
    <style:style style:name="P6" style:family="paragraph" style:parent-style-name="LO-Normal1">
      <style:paragraph-properties fo:margin-left="0cm" fo:margin-right="0cm" fo:text-align="center" style:justify-single-word="false" fo:text-indent="0cm" style:auto-text-indent="false"/>
      <style:text-properties fo:font-size="15pt" style:font-size-asian="15pt" style:font-size-complex="15pt"/>
    </style:style>
    <style:style style:name="P7" style:family="paragraph" style:parent-style-name="LO-Normal1">
      <style:paragraph-properties fo:margin-left="0cm" fo:margin-right="0cm" fo:text-align="start" style:justify-single-word="false" fo:text-indent="0cm" style:auto-text-indent="false"/>
    </style:style>
    <style:style style:name="P8" style:family="paragraph" style:parent-style-name="LO-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officeooo:paragraph-rsid="001f69f0"/>
    </style:style>
    <style:style style:name="P9" style:family="paragraph" style:parent-style-name="LO-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officeooo:rsid="001f69f0" officeooo:paragraph-rsid="001f69f0"/>
    </style:style>
    <style:style style:name="P10" style:family="paragraph" style:parent-style-name="LO-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fo:font-size="10pt" officeooo:rsid="001f69f0" officeooo:paragraph-rsid="001f69f0" style:font-size-asian="8.75pt" style:font-size-complex="10pt"/>
    </style:style>
    <style:style style:name="P11" style:family="paragraph" style:parent-style-name="LO-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fo:font-weight="normal" officeooo:rsid="001f69f0" officeooo:paragraph-rsid="001f69f0" style:font-weight-asian="normal"/>
    </style:style>
    <style:style style:name="P12" style:family="paragraph" style:parent-style-name="CabecalhoTabela">
      <style:paragraph-properties style:snap-to-layout-grid="false"/>
    </style:style>
    <style:style style:name="P13" style:family="paragraph" style:parent-style-name="LO-Normal">
      <style:paragraph-properties fo:margin-left="0cm" fo:margin-right="0.005cm" fo:line-height="100%" fo:text-indent="0cm" style:auto-text-indent="false">
        <style:tab-stops>
          <style:tab-stop style:position="12.753cm"/>
        </style:tab-stops>
      </style:paragraph-properties>
      <style:text-properties officeooo:paragraph-rsid="001e4505"/>
    </style:style>
    <style:style style:name="P14" style:family="paragraph" style:parent-style-name="Texto_20_tabela">
      <style:paragraph-properties fo:text-align="center" style:justify-single-word="false" style:snap-to-layout-grid="false"/>
    </style:style>
    <style:style style:name="P15" style:family="paragraph" style:parent-style-name="Texto_20_tabela">
      <style:paragraph-properties fo:text-align="center" style:justify-single-word="false" style:snap-to-layout-grid="false"/>
      <style:text-properties officeooo:rsid="0012a527" officeooo:paragraph-rsid="0012a527"/>
    </style:style>
    <style:style style:name="P16" style:family="paragraph" style:parent-style-name="Texto_20_tabela">
      <style:paragraph-properties fo:text-align="center" style:justify-single-word="false" style:snap-to-layout-grid="false"/>
      <style:text-properties officeooo:rsid="0012a527" officeooo:paragraph-rsid="001792a5"/>
    </style:style>
    <style:style style:name="P17" style:family="paragraph" style:parent-style-name="Texto_20_tabela">
      <style:paragraph-properties fo:text-align="center" style:justify-single-word="false" style:snap-to-layout-grid="false"/>
      <style:text-properties officeooo:rsid="001e4505" officeooo:paragraph-rsid="001e4505"/>
    </style:style>
    <style:style style:name="P18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rsid="0020d22e" officeooo:paragraph-rsid="0020d22e"/>
    </style:style>
    <style:style style:name="P19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rsid="0020d22e" officeooo:paragraph-rsid="00248f18"/>
    </style:style>
    <style:style style:name="P20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rsid="00230568" officeooo:paragraph-rsid="00230568"/>
    </style:style>
    <style:style style:name="P21" style:family="paragraph" style:parent-style-name="LO-Normal">
      <style:paragraph-properties>
        <style:tab-stops>
          <style:tab-stop style:position="1.016cm"/>
        </style:tab-stops>
      </style:paragraph-properties>
    </style:style>
    <style:style style:name="P22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paragraph-rsid="0023ab04"/>
    </style:style>
    <style:style style:name="P23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paragraph-rsid="00248f18"/>
    </style:style>
    <style:style style:name="P24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rsid="0023ab04" officeooo:paragraph-rsid="0023ab04"/>
    </style:style>
    <style:style style:name="P25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rsid="00248f18" officeooo:paragraph-rsid="00248f18"/>
    </style:style>
    <style:style style:name="P26" style:family="paragraph" style:parent-style-name="Heading_20_1">
      <style:paragraph-properties fo:margin-left="0.9cm" fo:margin-right="0cm" fo:text-indent="-0.9cm" style:auto-text-indent="false">
        <style:tab-stops>
          <style:tab-stop style:position="2.013cm"/>
        </style:tab-stops>
      </style:paragraph-properties>
    </style:style>
    <style:style style:name="P27" style:family="paragraph" style:parent-style-name="Heading_20_2">
      <style:paragraph-properties>
        <style:tab-stops>
          <style:tab-stop style:position="1.016cm"/>
        </style:tab-stops>
      </style:paragraph-properties>
      <style:text-properties fo:font-weight="normal" style:font-weight-asian="normal"/>
    </style:style>
    <style:style style:name="P28" style:family="paragraph" style:parent-style-name="Heading_20_2">
      <style:paragraph-properties>
        <style:tab-stops>
          <style:tab-stop style:position="1.016cm"/>
        </style:tab-stops>
      </style:paragraph-properties>
    </style:style>
    <style:style style:name="P29" style:family="paragraph" style:parent-style-name="Heading_20_2">
      <style:paragraph-properties>
        <style:tab-stops>
          <style:tab-stop style:position="1.016cm"/>
        </style:tab-stops>
      </style:paragraph-properties>
      <style:text-properties officeooo:paragraph-rsid="001e4505"/>
    </style:style>
    <style:style style:name="P30" style:family="paragraph" style:parent-style-name="Lista_20_tabela" style:list-style-name="">
      <style:paragraph-properties fo:margin-left="1.251cm" fo:margin-right="0cm" fo:margin-top="0cm" fo:margin-bottom="0.106cm" style:contextual-spacing="false" fo:text-align="center" style:justify-single-word="false" fo:text-indent="-1.251cm" style:auto-text-indent="false" style:snap-to-layout-grid="false"/>
    </style:style>
    <style:style style:name="P31" style:family="paragraph" style:parent-style-name="Lista_20_tabela" style:list-style-name="">
      <style:paragraph-properties fo:margin-left="1.251cm" fo:margin-right="0cm" fo:margin-top="0cm" fo:margin-bottom="0.106cm" style:contextual-spacing="false" fo:text-align="center" style:justify-single-word="false" fo:text-indent="-1.251cm" style:auto-text-indent="false" style:snap-to-layout-grid="false"/>
      <style:text-properties officeooo:rsid="001792a5" officeooo:paragraph-rsid="001792a5"/>
    </style:style>
    <style:style style:name="P32" style:family="paragraph" style:parent-style-name="Lista_20_tabela" style:list-style-name="">
      <style:paragraph-properties fo:margin-left="0cm" fo:margin-right="0cm" fo:margin-top="0cm" fo:margin-bottom="0.106cm" style:contextual-spacing="false" fo:line-height="100%" fo:text-align="center" style:justify-single-word="false" fo:keep-together="auto" fo:orphans="2" fo:widows="2" fo:hyphenation-ladder-count="no-limit" fo:text-indent="0cm" style:auto-text-indent="false" fo:background-color="transparent" fo:padding="0cm" fo:border="none" fo:keep-with-next="auto" text:number-lines="true" text:line-number="0" style:text-autospace="ideograph-alpha" style:punctuation-wrap="hanging" style:line-break="strict" style:snap-to-layout-grid="false" style:writing-mode="lr-tb">
        <style:tab-stops>
          <style:tab-stop style:position="0.7cm"/>
          <style:tab-stop style:position="1.251cm"/>
          <style:tab-stop style:position="1.335cm"/>
          <style:tab-stop style:position="8.996cm"/>
        </style:tab-stops>
        <style:background-image/>
      </style:paragraph-properties>
      <style:text-properties officeooo:rsid="001e4505" officeooo:paragraph-rsid="001e4505" fo:hyphenate="false" fo:hyphenation-remain-char-count="2" fo:hyphenation-push-char-count="2"/>
    </style:style>
    <style:style style:name="P33" style:family="paragraph" style:parent-style-name="LO-Normal1" style:master-page-name="Standard">
      <style:paragraph-properties fo:margin-left="0cm" fo:margin-right="0cm" fo:text-align="center" style:justify-single-word="false" fo:text-indent="0cm" style:auto-text-indent="false" style:page-number="1"/>
      <style:text-properties fo:font-size="15pt" fo:font-weight="bold" style:font-size-asian="15pt" style:font-weight-asian="bold" style:font-size-complex="15pt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name-asian="Arial" style:font-weight-asian="bold"/>
    </style:style>
    <style:style style:name="T3" style:family="text">
      <style:text-properties fo:font-weight="normal" style:font-weight-asian="normal"/>
    </style:style>
    <style:style style:name="T4" style:family="text">
      <style:text-properties fo:font-weight="normal" officeooo:rsid="001f69f0" style:font-weight-asian="normal"/>
    </style:style>
    <style:style style:name="T5" style:family="text">
      <style:text-properties style:font-name-asian="Arial"/>
    </style:style>
    <style:style style:name="T6" style:family="text">
      <style:text-properties officeooo:rsid="0013b8fc" style:font-name-asian="Arial"/>
    </style:style>
    <style:style style:name="T7" style:family="text">
      <style:text-properties officeooo:rsid="0012a527" style:font-name-asian="Arial"/>
    </style:style>
    <style:style style:name="T8" style:family="text">
      <style:text-properties officeooo:rsid="001e4505"/>
    </style:style>
    <style:style style:name="T9" style:family="text">
      <style:text-properties officeooo:rsid="0012a527"/>
    </style:style>
    <style:style style:name="T10" style:family="text">
      <style:text-properties officeooo:rsid="001792a5"/>
    </style:style>
    <style:style style:name="T11" style:family="text">
      <style:text-properties officeooo:rsid="001f69f0"/>
    </style:style>
    <style:style style:name="T12" style:family="text">
      <style:text-properties fo:font-size="11pt" fo:font-weight="normal" style:font-size-asian="11pt" style:font-weight-asian="normal" style:font-size-complex="11pt"/>
    </style:style>
    <style:style style:name="T13" style:family="text">
      <style:text-properties fo:font-size="11pt" fo:font-weight="normal" officeooo:rsid="001f69f0" style:font-size-asian="11pt" style:font-weight-asian="normal" style:font-size-complex="11pt"/>
    </style:style>
    <style:style style:name="T14" style:family="text">
      <style:text-properties style:font-name="Arial" fo:font-weight="normal" style:font-size-asian="10pt" style:font-weight-asian="normal" style:font-name-complex="Arial" style:font-weight-complex="normal"/>
    </style:style>
    <style:style style:name="T15" style:family="text">
      <style:text-properties style:font-name="Arial" fo:font-weight="normal" style:font-name-asian="Arial" style:font-size-asian="10pt" style:font-weight-asian="normal" style:font-name-complex="Arial" style:font-weight-complex="normal"/>
    </style:style>
    <style:style style:name="T16" style:family="text">
      <style:text-properties style:font-name="Arial" fo:font-weight="normal" officeooo:rsid="001792a5" style:font-name-asian="Arial" style:font-size-asian="10pt" style:font-weight-asian="normal" style:font-name-complex="Arial" style:font-weight-complex="normal"/>
    </style:style>
    <style:style style:name="T17" style:family="text">
      <style:text-properties style:font-name="Arial" fo:font-weight="normal" style:font-name-asian="Arial" style:font-weight-asian="normal" style:font-name-complex="Arial" style:font-weight-complex="normal"/>
    </style:style>
    <style:style style:name="T18" style:family="text">
      <style:text-properties style:font-name="Arial" fo:font-weight="normal" officeooo:rsid="001792a5" style:font-name-asian="Arial" style:font-weight-asian="normal" style:font-name-complex="Arial" style:font-weight-complex="normal"/>
    </style:style>
    <style:style style:name="T19" style:family="text">
      <style:text-properties style:font-name="Arial" fo:font-size="11pt" fo:font-weight="normal" style:font-name-asian="Arial" style:font-size-asian="9.60000038146973pt" style:font-weight-asian="normal" style:font-name-complex="Arial" style:font-size-complex="11pt" style:font-weight-complex="normal"/>
    </style:style>
    <style:style style:name="T20" style:family="text">
      <style:text-properties style:font-name="Arial" fo:font-size="11pt" fo:font-weight="bold" style:font-name-asian="Arial" style:font-size-asian="9.60000038146973pt" style:font-weight-asian="bold" style:font-name-complex="Arial" style:font-size-complex="11pt" style:font-weight-complex="bold"/>
    </style:style>
    <style:style style:name="T21" style:family="text">
      <style:text-properties officeooo:rsid="0020d22e"/>
    </style:style>
    <style:style style:name="T22" style:family="text">
      <style:text-properties officeooo:rsid="0023ab04"/>
    </style:style>
    <style:style style:name="T23" style:family="text">
      <style:text-properties officeooo:rsid="00248f18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.319cm" fo:margin-right="0.319cm" style:run-through="background" style:wrap="non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writing-mode="lr-tb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<text:span text:style-name="T8">GRH</text:span> – Gestão de <text:span text:style-name="T8">Pessoas</text:span></text:p>
      <text:p text:style-name="P5"/>
      <text:p text:style-name="P6">Documento de Especificação de Caso de Uso</text:p>
      <text:p text:style-name="P6"/>
      <text:p text:style-name="P6">UC0<text:span text:style-name="T8">8</text:span> – <text:span text:style-name="T11">Visualizar Frequência</text:span></text:p>
      <text:p text:style-name="P7"/>
      <text:p text:style-name="P7"><text:bookmark-start text:name="__RefHeading__180_1522395385"/><text:bookmark-start text:name="__RefHeading__7635_1906137012"/><text:bookmark-start text:name="__RefHeading__63_1275273786"/><text:bookmark-start text:name="__RefHeading__468_490762481"/><text:bookmark-start text:name="__RefHeading__45_178789685"/><text:bookmark text:name="_Ref89052436"/><text:span text:style-name="Fonte_20_parág._20_padrão3"><text:span text:style-name="T1">Histórico</text:span></text:span><text:bookmark-end text:name="__RefHeading__180_1522395385"/><text:bookmark-end text:name="__RefHeading__7635_1906137012"/><text:bookmark-end text:name="__RefHeading__63_1275273786"/><text:bookmark-end text:name="__RefHeading__468_490762481"/><text:bookmark-end text:name="__RefHeading__45_178789685"/></text:p>
      <text:p text:style-name="LO-Normal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12">Data</text:p>
          </table:table-cell>
          <table:table-cell table:style-name="Tabela1.A1" office:value-type="string">
            <text:p text:style-name="P12">Versão</text:p>
          </table:table-cell>
          <table:table-cell table:style-name="Tabela1.A1" office:value-type="string">
            <text:p text:style-name="P12">Responsável</text:p>
          </table:table-cell>
          <table:table-cell table:style-name="Tabela1.D1" office:value-type="string">
            <text:p text:style-name="P12">Alteração</text:p>
          </table:table-cell>
        </table:table-row>
        <table:table-row table:style-name="Tabela1.1">
          <table:table-cell table:style-name="Tabela1.A1" office:value-type="string">
            <text:p text:style-name="P14"><text:span text:style-name="T9">01</text:span>/0<text:span text:style-name="T9">4</text:span>/201<text:span text:style-name="T9">5</text:span></text:p>
          </table:table-cell>
          <table:table-cell table:style-name="Tabela1.A1" office:value-type="string">
            <text:p text:style-name="P14">1.0</text:p>
          </table:table-cell>
          <table:table-cell table:style-name="Tabela1.A1" office:value-type="string">
            <text:p text:style-name="P15">Jeffeson da Silva Barbosa</text:p>
          </table:table-cell>
          <table:table-cell table:style-name="Tabela1.D1" office:value-type="string">
            <text:p text:style-name="P30">Criação<text:span text:style-name="Fonte_20_parág._20_padrão"><text:span text:style-name="T5"> </text:span></text:span>do<text:span text:style-name="Fonte_20_parág._20_padrão"><text:span text:style-name="T5"> </text:span></text:span>documento</text:p>
          </table:table-cell>
        </table:table-row>
        <table:table-row table:style-name="Tabela1.1">
          <table:table-cell table:style-name="Tabela1.A3" office:value-type="string">
            <text:p text:style-name="P14"><text:span text:style-name="T10">06</text:span>/0<text:span text:style-name="T10">4</text:span>/201<text:span text:style-name="T10">5</text:span></text:p>
          </table:table-cell>
          <table:table-cell table:style-name="Tabela1.A3" office:value-type="string">
            <text:p text:style-name="P14">1.1</text:p>
          </table:table-cell>
          <table:table-cell table:style-name="Tabela1.A3" office:value-type="string">
            <text:p text:style-name="P16">Jeffeson da Silva Barbosa</text:p>
          </table:table-cell>
          <table:table-cell table:style-name="Tabela1.D3" office:value-type="string">
            <text:p text:style-name="P31">Definição do fluxo alternativo e pré-condições</text:p>
          </table:table-cell>
        </table:table-row>
        <table:table-row table:style-name="Tabela1.1">
          <table:table-cell table:style-name="Tabela1.A3" office:value-type="string">
            <text:p text:style-name="P17">28/04/2015</text:p>
          </table:table-cell>
          <table:table-cell table:style-name="Tabela1.A3" office:value-type="string">
            <text:p text:style-name="P17">2.0</text:p>
          </table:table-cell>
          <table:table-cell table:style-name="Tabela1.A3" office:value-type="string">
            <text:p text:style-name="P17">Beatriz Brito do Rêgo</text:p>
          </table:table-cell>
          <table:table-cell table:style-name="Tabela1.D3" office:value-type="string">
            <text:p text:style-name="P32">Atualização do documento </text:p>
          </table:table-cell>
        </table:table-row>
      </table:table>
      <text:section text:style-name="Sect1" text:name="Seção1">
        <text:list xml:id="list6238868401771549054" text:style-name="WW8Num2">
          <text:list-item>
            <text:h text:style-name="P26" text:outline-level="1"><text:bookmark-start text:name="_Ref418497390"/><text:bookmark-start text:name="_Ref439573339"/>CASOS DE USO: <text:span text:style-name="T11">VISUALIZAR FREQUNÊNCIA</text:span><text:bookmark-start text:name="__RefHeading__470_490762481"/><text:bookmark-start text:name="__RefHeading__446_1105478727"/><text:bookmark-start text:name="__RefHeading__47_178789685"/><text:bookmark-start text:name="__RefHeading__65_1275273786"/><text:bookmark-start text:name="__RefHeading__184_1522395385"/><text:bookmark-start text:name="__RefHeading__7639_1906137012"/><text:bookmark-start text:name="__RefHeading__67_1275273786"/><text:bookmark-start text:name="__RefHeading__472_490762481"/><text:bookmark-start text:name="__RefHeading__448_1105478727"/><text:bookmark-start text:name="__RefHeading__49_178789685"/><text:bookmark-start text:name="__RefHeading__186_1522395385"/><text:bookmark-start text:name="__RefHeading__7641_1906137012"/><text:bookmark-start text:name="__RefHeading__69_1275273786"/><text:bookmark-start text:name="__RefHeading__474_490762481"/><text:bookmark-start text:name="__RefHeading__450_1105478727"/><text:bookmark-start text:name="__RefHeading__51_178789685"/><text:bookmark-start text:name="__RefHeading__452_1105478727"/><text:bookmark-start text:name="__RefHeading__476_490762481"/><text:bookmark-start text:name="__RefHeading__53_178789685"/><text:bookmark-start text:name="__RefHeading__71_1275273786"/></text:h>
            <text:list>
              <text:list-item>
                <text:h text:style-name="P27" text:outline-level="2"><text:bookmark-start text:name="__RefHeading__190_1522395385"/><text:bookmark-start text:name="__RefHeading__7645_1906137012"/><text:bookmark-start text:name="__RefHeading__73_1275273786"/><text:bookmark-start text:name="__RefHeading__478_490762481"/><text:bookmark-start text:name="__RefHeading__454_1105478727"/><text:bookmark-start text:name="__RefHeading__55_178789685"/>Descrição</text:h>
              </text:list-item>
            </text:list>
          </text:list-item>
        </text:list>
        <text:p text:style-name="P13"><text:span text:style-name="Fonte_20_parág._20_padrão3"><text:span text:style-name="T5">Este</text:span></text:span><text:span text:style-name="Fonte_20_parág._20_padrão"><text:span text:style-name="T5"> </text:span></text:span><text:span text:style-name="Fonte_20_parág._20_padrão3"><text:span text:style-name="T5">caso</text:span></text:span><text:span text:style-name="Fonte_20_parág._20_padrão"><text:span text:style-name="T5"> </text:span></text:span><text:span text:style-name="Fonte_20_parág._20_padrão3"><text:span text:style-name="T5">de</text:span></text:span><text:span text:style-name="Fonte_20_parág._20_padrão"><text:span text:style-name="T5"> </text:span></text:span><text:span text:style-name="Fonte_20_parág._20_padrão3"><text:span text:style-name="T5">uso</text:span></text:span><text:span text:style-name="Fonte_20_parág._20_padrão"><text:span text:style-name="T5"> descreve o processo em que os atores </text:span></text:span><text:span text:style-name="Fonte_20_parág._20_padrão"><text:span text:style-name="T6">emitem</text:span></text:span><text:span text:style-name="Fonte_20_parág._20_padrão"><text:span text:style-name="T5"> a </text:span></text:span><text:span text:style-name="Fonte_20_parág._20_padrão"><text:span text:style-name="T6">lista de </text:span></text:span><text:span text:style-name="Fonte_20_parág._20_padrão"><text:span text:style-name="T7">frequência dos estagiários cadastrados no sistema.</text:span></text:span></text:p>
        <text:list xml:id="list83323287448290" text:continue-numbering="true" text:style-name="WW8Num2">
          <text:list-item>
            <text:list>
              <text:list-item>
                <text:h text:style-name="P28" text:outline-level="2"><text:bookmark-start text:name="__RefHeading__192_1522395385"/><text:bookmark-start text:name="__RefHeading__7647_1906137012"/><text:bookmark-start text:name="__RefHeading__75_1275273786"/><text:bookmark-start text:name="__RefHeading__480_490762481"/><text:bookmark-start text:name="__RefHeading__456_1105478727"/><text:bookmark-start text:name="__RefHeading__57_178789685"/><text:span text:style-name="T3">Atores</text:span><text:span text:style-name="Fonte_20_parág._20_padrão3"><text:span text:style-name="T2"> </text:span></text:span><text:span text:style-name="T3">Envolvidos</text:span></text:h>
              </text:list-item>
            </text:list>
          </text:list-item>
        </text:list>
        <text:p text:style-name="P4"><text:bookmark-start text:name="_Ref88992566"/>O ator envolvido é o <text:span text:style-name="T8">Coordenador(a) e Estagiário</text:span></text:p>
        <text:list xml:id="list83323964227212" text:continue-numbering="true" text:style-name="WW8Num2">
          <text:list-item>
            <text:list>
              <text:list-item>
                <text:h text:style-name="P29" text:outline-level="2"><text:span text:style-name="T3">F</text:span><text:bookmark-start text:name="__RefHeading__194_1522395385"/><text:bookmark-start text:name="__RefHeading__7695_1906137012"/><text:bookmark-start text:name="__RefHeading__59_178789685"/><text:bookmark-start text:name="__RefHeading__458_1105478727"/><text:bookmark-start text:name="__RefHeading__482_490762481"/><text:bookmark-start text:name="__RefHeading__77_1275273786"/><text:bookmark-start text:name="_Ref162424072"/><text:span text:style-name="T3">luxo</text:span><text:span text:style-name="Fonte_20_parág._20_padrão3"><text:span text:style-name="T2"> </text:span></text:span><text:span text:style-name="T3">Básico</text:span><text:bookmark-end text:name="_Ref162424072"/></text:h>
              </text:list-item>
            </text:list>
          </text:list-item>
        </text:list>
        <text:p text:style-name="P2"><text:bookmark-end text:name="_Ref88992566"/>1.<text:tab/><text:span text:style-name="T22">Coordenador seleciona opção de frequência</text:span></text:p>
        <text:p text:style-name="P2">2.<text:tab/>Sistema <text:span text:style-name="T8">solicita turma</text:span></text:p>
        <text:p text:style-name="P2">3.<text:tab/><text:span text:style-name="T8">Coordenador seleciona turma</text:span></text:p>
        <text:p text:style-name="P25">4.<text:tab/>Coordenador seleciona dia que deseja gerar a frequência</text:p>
        <text:p text:style-name="P25">5.<text:tab/>Sistema mostra dias normais de trabalho e dias de reposições marcadas</text:p>
        <text:p text:style-name="P18"><text:span text:style-name="T23">6</text:span>. <text:tab/>Sistema retorna lista em ordem alfabética dos nomes dos estagiários cadastrados</text:p>
        <text:p text:style-name="P20"><text:span text:style-name="T23">7</text:span>.<text:tab/>Coordenador insere no campo busca um estagiário já cadastrado na turma</text:p>
        <text:p text:style-name="P22"><text:span text:style-name="T23">8.<text:tab/>Sistema retorna nome, observação e status do estagiário referente a pesquisa</text:span></text:p>
        <text:p text:style-name="P24"><text:span text:style-name="T23">9</text:span>.<text:tab/>Coordenador seleciona a opção “Visualizar Frequência”</text:p>
        <text:p text:style-name="P24"><text:span text:style-name="T23">10</text:span>. <text:tab/>Sistema gera frequência do estagiário com dias normais e reposições</text:p>
        <text:list xml:id="list83322965312299" text:continue-numbering="true" text:style-name="WW8Num2">
          <text:list-item>
            <text:list>
              <text:list-item>
                <text:h text:style-name="P28" text:outline-level="2"><text:bookmark-start text:name="__RefHeading__198_1522395385"/><text:bookmark-start text:name="__RefHeading__7653_1906137012"/><text:bookmark-start text:name="__RefHeading__63_178789685"/><text:bookmark-start text:name="__RefHeading__462_1105478727"/><text:bookmark-start text:name="__RefHeading__486_490762481"/><text:bookmark-start text:name="__RefHeading__81_1275273786"/><text:bookmark-start text:name="__RefHeading__196_1522395385"/><text:bookmark-start text:name="__RefHeading__7651_1906137012"/><text:bookmark-start text:name="__RefHeading__61_178789685"/><text:bookmark-start text:name="__RefHeading__460_1105478727"/><text:bookmark-start text:name="__RefHeading__484_490762481"/><text:bookmark-start text:name="__RefHeading__79_1275273786"/><text:span text:style-name="T3">Fluxos</text:span><text:span text:style-name="Fonte_20_parág._20_padrão3"><text:span text:style-name="T2"> </text:span></text:span><text:span text:style-name="T3">Alternativos</text:span><text:bookmark-end text:name="__RefHeading__198_1522395385"/><text:bookmark-end text:name="__RefHeading__7653_1906137012"/><text:bookmark-end text:name="__RefHeading__63_178789685"/><text:bookmark-end text:name="__RefHeading__462_1105478727"/><text:bookmark-end text:name="__RefHeading__486_490762481"/><text:bookmark-end text:name="__RefHeading__81_1275273786"/><text:bookmark-end text:name="__RefHeading__196_1522395385"/><text:bookmark-end text:name="__RefHeading__7651_1906137012"/><text:bookmark-end text:name="__RefHeading__61_178789685"/><text:bookmark-end text:name="__RefHeading__460_1105478727"/><text:bookmark-end text:name="__RefHeading__484_490762481"/><text:bookmark-end text:name="__RefHeading__79_1275273786"/></text:h>
              </text:list-item>
            </text:list>
          </text:list-item>
        </text:list>
        <text:p text:style-name="P23">1.<text:tab/><text:span text:style-name="T22">Coordenador seleciona opção de frequência</text:span></text:p>
        <text:p text:style-name="P23">2.<text:tab/>Sistema <text:span text:style-name="T8">solicita turma</text:span></text:p>
        <text:p text:style-name="P23"><text:soft-page-break/>3.<text:tab/><text:span text:style-name="T8">Coordenador seleciona turma</text:span></text:p>
        <text:p text:style-name="P25">4.<text:tab/>Coordenador seleciona dia que deseja gerar a frequência</text:p>
        <text:p text:style-name="P25">5.<text:tab/>Sistema mostra dias normais de trabalho e dias de reposições marcadas</text:p>
        <text:p text:style-name="P19"><text:span text:style-name="T23">6</text:span>. <text:tab/>Sistema retorna lista em ordem alfabética dos nomes dos estagiários cadastrados</text:p>
        <text:p text:style-name="P3"><text:span text:style-name="T23">7. <text:tab/>Coordenador seleciona a opção </text:span>"<text:span text:style-name="T22">Emitir Frequência”</text:span></text:p>
        <text:p text:style-name="P22"><text:span text:style-name="T23">8</text:span>.<text:tab/><text:span text:style-name="T22">Sistema gera frequência de todos os estagiário listados com dias normais e reposições </text:span></text:p>
        <text:p text:style-name="P3"/>
        <text:p text:style-name="P8"><text:span text:style-name="T4">1.5<text:tab/></text:span><text:span text:style-name="T13">Fluxos de Exceção</text:span></text:p>
        <text:p text:style-name="P11"><text:tab/>Não se aplica</text:p>
        <text:p text:style-name="P11"/>
        <text:p text:style-name="P9"><text:bookmark-end text:name="_Ref418497390"/><text:bookmark-end text:name="_Ref439573339"/><text:bookmark-end text:name="__RefHeading__470_490762481"/><text:bookmark-end text:name="__RefHeading__446_1105478727"/><text:bookmark-end text:name="__RefHeading__47_178789685"/><text:bookmark-end text:name="__RefHeading__65_1275273786"/><text:bookmark-end text:name="__RefHeading__184_1522395385"/><text:bookmark-end text:name="__RefHeading__7639_1906137012"/><text:bookmark-end text:name="__RefHeading__67_1275273786"/><text:bookmark-end text:name="__RefHeading__472_490762481"/><text:bookmark-end text:name="__RefHeading__448_1105478727"/><text:bookmark-end text:name="__RefHeading__49_178789685"/><text:bookmark-end text:name="__RefHeading__186_1522395385"/><text:bookmark-end text:name="__RefHeading__7641_1906137012"/><text:bookmark-end text:name="__RefHeading__69_1275273786"/><text:bookmark-end text:name="__RefHeading__474_490762481"/><text:bookmark-end text:name="__RefHeading__450_1105478727"/><text:bookmark-end text:name="__RefHeading__51_178789685"/><text:bookmark-end text:name="__RefHeading__452_1105478727"/><text:bookmark-end text:name="__RefHeading__476_490762481"/><text:bookmark-end text:name="__RefHeading__53_178789685"/><text:bookmark-end text:name="__RefHeading__71_1275273786"/><text:bookmark-end text:name="__RefHeading__190_1522395385"/><text:bookmark-end text:name="__RefHeading__7645_1906137012"/><text:bookmark-end text:name="__RefHeading__73_1275273786"/><text:bookmark-end text:name="__RefHeading__478_490762481"/><text:bookmark-end text:name="__RefHeading__454_1105478727"/><text:bookmark-end text:name="__RefHeading__55_178789685"/><text:bookmark-end text:name="__RefHeading__192_1522395385"/><text:bookmark-end text:name="__RefHeading__7647_1906137012"/><text:bookmark-end text:name="__RefHeading__75_1275273786"/><text:bookmark-end text:name="__RefHeading__480_490762481"/><text:bookmark-end text:name="__RefHeading__456_1105478727"/><text:bookmark-end text:name="__RefHeading__57_178789685"/><text:bookmark-end text:name="__RefHeading__194_1522395385"/><text:bookmark-end text:name="__RefHeading__7695_1906137012"/><text:bookmark-end text:name="__RefHeading__59_178789685"/><text:bookmark-end text:name="__RefHeading__458_1105478727"/><text:bookmark-end text:name="__RefHeading__482_490762481"/><text:bookmark-end text:name="__RefHeading__77_1275273786"/><text:span text:style-name="T3">1.</text:span><text:span text:style-name="T12">6<text:tab/>Pré-Condições</text:span></text:p>
        <text:p text:style-name="P10"><text:span text:style-name="T3"><text:tab/></text:span><text:span text:style-name="T14">Usuário</text:span><text:span text:style-name="Fonte_20_parág._20_padrão"><text:span text:style-name="T15"> </text:span></text:span><text:span text:style-name="T14">Autenticado</text:span><text:span text:style-name="Fonte_20_parág._20_padrão"><text:span text:style-name="T15"> </text:span></text:span></text:p>
        <text:p text:style-name="P10"><text:span text:style-name="Fonte_20_parág._20_padrão"><text:span text:style-name="T17"><text:tab/>Para que o caso de uso seja iniciado é necessário que o </text:span></text:span><text:span text:style-name="Fonte_20_parág._20_padrão"><text:span text:style-name="T18">ator</text:span></text:span><text:span text:style-name="Fonte_20_parág._20_padrão"><text:span text:style-name="T17"> esteja autenticado no sistema e <text:tab/>possua permissão de acesso a esta funcionalidade.</text:span></text:span></text:p>
        <text:p text:style-name="P10"/>
        <text:p text:style-name="P10"><text:span text:style-name="Fonte_20_parág._20_padrão"><text:span text:style-name="T17">1.7<text:tab/></text:span></text:span><text:span text:style-name="Fonte_20_parág._20_padrão"><text:span text:style-name="T19">Pós-Condições</text:span></text:span></text:p>
        <text:p text:style-name="P10"><text:span text:style-name="Fonte_20_parág._20_padrão"><text:span text:style-name="T19"><text:tab/></text:span></text:span><text:span text:style-name="Fonte_20_parág._20_padrão"><text:span text:style-name="T15">Usuário Autenticado </text:span></text:span></text:p>
        <text:p text:style-name="P10"><text:span text:style-name="Fonte_20_parág._20_padrão"><text:span text:style-name="T15"><text:tab/>Para que o caso de uso seja iniciado é necessário que o </text:span></text:span><text:span text:style-name="Fonte_20_parág._20_padrão"><text:span text:style-name="T16">ator</text:span></text:span><text:span text:style-name="Fonte_20_parág._20_padrão"><text:span text:style-name="T15"> esteja autenticado no <text:tab/>sistema e possua permissão de acesso a esta funcionalidade.</text:span></text:span></text:p>
        <text:p text:style-name="P10"/>
        <text:p text:style-name="P10"><text:span text:style-name="Fonte_20_parág._20_padrão"><text:span text:style-name="T20">2<text:tab/>RELACIONAMENTO COM OUTROS CASOS DE USO</text:span></text:span></text:p>
        <text:p text:style-name="P10"><text:span text:style-name="Fonte_20_parág._20_padrão"><text:span text:style-name="T20"/></text:span></text:p>
        <text:p text:style-name="P10"><text:span text:style-name="Fonte_20_parág._20_padrão"><text:span text:style-name="T17">Relacionamento com o Caso de Uso UC09</text:span></text:span></text:p>
        <text:p text:style-name="P10"><text:span text:style-name="Fonte_20_parág._20_padrão"><text:span text:style-name="T17"/></text:span></text:p>
        <text:p text:style-name="P10"><text:span text:style-name="Fonte_20_parág._20_padrão"><text:span text:style-name="T17">2.1.1<text:tab/></text:span></text:span><text:span text:style-name="Fonte_20_parág._20_padrão"><text:span text:style-name="T19">Pontos de Inclusão</text:span></text:span></text:p>
        <text:p text:style-name="P10"><text:span text:style-name="Fonte_20_parág._20_padrão"><text:span text:style-name="T17"><text:tab/>Não se aplica</text:span></text:span></text:p>
        <text:p text:style-name="P10"><text:span text:style-name="Fonte_20_parág._20_padrão"><text:span text:style-name="T17"/></text:span></text:p>
        <text:p text:style-name="P10"><text:span text:style-name="Fonte_20_parág._20_padrão"><text:span text:style-name="T19">2.1.2<text:tab/>Pontos de Extensão</text:span></text:span></text:p>
        <text:p text:style-name="P10"><text:span text:style-name="Fonte_20_parág._20_padrão"><text:span text:style-name="T19"><text:tab/></text:span></text:span><text:span text:style-name="Fonte_20_parág._20_padrão"><text:span text:style-name="T17">Não se aplica</text:span>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Droid Sans Fallback1" svg:font-family="'Droid Sans Fallback'" style:font-pitch="variable"/>
    <style:font-face style:name="FreeSans1" svg:font-family="FreeSans, 'Times New Roman'" style:font-pitch="variable"/>
    <style:font-face style:name="Lohit Hindi" svg:font-family="'Lohit Hindi', 'Times New Roman'" style:font-pitch="variable"/>
    <style:font-face style:name="OpenSymbol" svg:font-family="OpenSymbol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pt" fo:country="BR" style:letter-kerning="true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LO-Normal" style:list-style-name="WW8Num6" style:class="list">
      <style:paragraph-properties fo:margin-left="1.251cm" fo:margin-right="0cm" fo:margin-top="0cm" fo:margin-bottom="0cm" style:contextual-spacing="false" fo:hyphenation-ladder-count="no-limit" fo:text-indent="-1.251cm" style:auto-text-indent="false">
        <style:tab-stops>
          <style:tab-stop style:position="0.635cm"/>
          <style:tab-stop style:position="1.251cm"/>
        </style:tab-stops>
      </style:paragraph-properties>
      <style:text-properties fo:color="#000000" fo:hyphenate="false" fo:hyphenation-remain-char-count="2" fo:hyphenation-push-char-count="2"/>
    </style:style>
    <style:style style:name="Caption" style:family="paragraph" style:parent-style-name="LO-Normal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Hindi" style:font-family-complex="'Lohit Hindi', 'Times New Roman'" style:font-pitch-complex="variable" style:font-size-complex="12pt" style:font-style-complex="italic" fo:hyphenate="false" fo:hyphenation-remain-char-count="2" fo:hyphenation-push-char-count="2"/>
    </style:style>
    <style:style style:name="Index" style:family="paragraph" style:parent-style-name="LO-Normal" style:class="index">
      <style:paragraph-properties fo:hyphenation-ladder-count="no-limit" text:number-lines="false" text:line-number="0"/>
      <style:text-properties style:font-name-complex="Mangal" style:font-family-complex="Mangal" style:font-family-generic-complex="roman" style:font-pitch-complex="variable" fo:hyphenate="false" fo:hyphenation-remain-char-count="2" fo:hyphenation-push-char-count="2"/>
    </style:style>
    <style:style style:name="Heading_20_1" style:display-name="Heading 1" style:family="paragraph" style:next-style-name="LO-Normal" style:default-outline-level="1" style:list-style-name="WW8Num2" style:class="text">
      <style:paragraph-properties fo:margin-left="2.013cm" fo:margin-right="0cm" fo:margin-top="0.635cm" fo:margin-bottom="0.423cm" style:contextual-spacing="false" fo:orphans="2" fo:widows="2" fo:hyphenation-ladder-count="no-limit" fo:text-indent="0cm" style:auto-text-indent="false" fo:keep-with-next="always"/>
      <style:text-properties fo:text-transform="uppercase" style:use-window-font-color="true" style:font-name="Arial" fo:font-family="Arial" style:font-family-generic="swiss" style:font-pitch="variable" fo:font-size="12pt" fo:language="pt" fo:country="BR" fo:font-weight="bold" style:letter-kerning="true" style:font-name-asian="Times New Roman" style:font-family-asian="'Times New Roman'" style:font-family-generic-asian="roman" style:font-pitch-asian="variable" style:font-size-asian="12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2" style:display-name="Heading 2" style:family="paragraph" style:next-style-name="LO-Normal" style:default-outline-level="2" style:list-style-name="WW8Num2" style:class="text">
      <style:paragraph-properties fo:margin-top="0.423cm" fo:margin-bottom="0.212cm" style:contextual-spacing="false" fo:orphans="2" fo:widows="2" fo:hyphenation-ladder-count="no-limit" fo:keep-with-next="always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3" style:display-name="Heading 3" style:family="paragraph" style:next-style-name="LO-Normal" style:default-outline-level="3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 fo:keep-with-next="always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4" style:display-name="Heading 4" style:family="paragraph" style:next-style-name="LO-Normal" style:default-outline-level="4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 fo:keep-with-next="always">
        <style:tab-stops>
          <style:tab-stop style:position="1.524cm"/>
          <style:tab-stop style:position="3cm"/>
        </style:tab-stops>
      </style:paragraph-properties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5" style:display-name="Heading 5" style:family="paragraph" style:next-style-name="LO-Normal" style:default-outline-level="5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6" style:display-name="Heading 6" style:family="paragraph" style:next-style-name="LO-Normal" style:default-outline-level="6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7" style:display-name="Heading 7" style:family="paragraph" style:next-style-name="LO-Normal" style:default-outline-level="7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8" style:display-name="Heading 8" style:family="paragraph" style:next-style-name="LO-Normal" style:default-outline-level="8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9" style:display-name="Heading 9" style:family="paragraph" style:next-style-name="LO-Normal" style:default-outline-level="9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Título2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DejaVu Sans" style:font-family-complex="'DejaVu Sans'" style:font-family-generic-complex="swiss" style:font-pitch-complex="variable" style:font-size-complex="14pt"/>
    </style:style>
    <style:style style:name="LO-Normal" style:family="paragraph">
      <style:paragraph-properties fo:margin-left="0cm" fo:margin-right="0cm" fo:margin-top="0.106cm" fo:margin-bottom="0.106cm" style:contextual-spacing="false" fo:text-align="justify" style:justify-single-word="false" fo:orphans="2" fo:widows="2" fo:hyphenation-ladder-count="no-limit" fo:text-indent="1.251cm" style:auto-text-indent="false"/>
      <style:text-properties style:use-window-font-color="true" style:font-name="Arial" fo:font-family="Arial" style:font-family-generic="swiss" style:font-pitch="variable" fo:font-size="10pt" fo:language="pt" fo:country="BR" style:letter-kerning="true" style:font-name-asian="Times New Roman" style:font-family-asian="'Times New Roman'" style:font-family-generic-asian="roman" style:font-pitch-asian="variable" style:font-size-asian="10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_28_user_29_" style:display-name="Heading (user)" style:family="paragraph" style:parent-style-name="LO-Normal" style:next-style-name="Corpo_20_de_20_texto1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fo:font-size="14pt" style:font-name-asian="Droid Sans Fallback1" style:font-family-asian="'Droid Sans Fallback'" style:font-pitch-asian="variable" style:font-size-asian="14pt" style:font-name-complex="Lohit Hindi" style:font-family-complex="'Lohit Hindi', 'Times New Roman'" style:font-pitch-complex="variable" style:font-size-complex="14pt" fo:hyphenate="false" fo:hyphenation-remain-char-count="2" fo:hyphenation-push-char-count="2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, 'Times New Roman'" style:font-pitch-complex="variable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FreeSans1" style:font-family-complex="FreeSans, 'Times New Roman'" style:font-pitch-complex="variable"/>
    </style:style>
    <style:style style:name="Subtitle" style:family="paragraph" style:parent-style-name="Heading_20__28_user_29_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rpo_20_de_20_texto1" style:display-name="Corpo de texto1" style:family="paragraph" style:parent-style-name="LO-Normal">
      <style:paragraph-properties fo:hyphenation-ladder-count="no-limit"/>
      <style:text-properties fo:hyphenate="false" fo:hyphenation-remain-char-count="2" fo:hyphenation-push-char-count="2"/>
    </style:style>
    <style:style style:name="Título1" style:family="paragraph" style:parent-style-name="LO-Normal" style:next-style-name="LO-Normal">
      <style:paragraph-properties fo:margin-left="0cm" fo:margin-right="0cm" fo:margin-top="0.635cm" fo:margin-bottom="0.423cm" style:contextual-spacing="false" fo:text-align="center" style:justify-single-word="false" fo:hyphenation-ladder-count="no-limit" fo:text-indent="0cm" style:auto-text-indent="false"/>
      <style:text-properties fo:text-transform="uppercase" fo:font-size="12pt" fo:font-weight="bold" style:letter-kerning="true" style:font-size-asian="12pt" style:font-weight-asian="bold" fo:hyphenate="false" fo:hyphenation-remain-char-count="2" fo:hyphenation-push-char-count="2"/>
    </style:style>
    <style:style style:name="Legenda1" style:family="paragraph" style:parent-style-name="LO-Normal" style:next-style-name="LO-Normal">
      <style:paragraph-properties fo:margin-left="0cm" fo:margin-right="0cm" fo:margin-top="0.212cm" fo:margin-bottom="0.212cm" style:contextual-spacing="false" fo:text-align="center" style:justify-single-word="false" fo:hyphenation-ladder-count="no-limit" fo:text-indent="0cm" style:auto-text-indent="false"/>
      <style:text-properties fo:font-weight="bold" style:font-weight-asian="bold" fo:hyphenate="false" fo:hyphenation-remain-char-count="2" fo:hyphenation-push-char-count="2"/>
    </style:style>
    <style:style style:name="Insumo" style:family="paragraph" style:parent-style-name="LO-Normal">
      <style:paragraph-properties fo:margin-left="0.751cm" fo:margin-right="0cm" fo:margin-top="0cm" fo:margin-bottom="0cm" style:contextual-spacing="false" fo:hyphenation-ladder-count="no-limit" fo:text-indent="-0.002cm" style:auto-text-indent="false"/>
      <style:text-properties fo:hyphenate="false" fo:hyphenation-remain-char-count="2" fo:hyphenation-push-char-count="2"/>
    </style:style>
    <style:style style:name="Listaabc" style:family="paragraph" style:parent-style-name="List" style:list-style-name="WW8Num9">
      <style:paragraph-properties fo:margin-left="1.801cm" fo:margin-right="0cm" fo:margin-top="0cm" fo:margin-bottom="0cm" style:contextual-spacing="false" fo:hyphenation-ladder-count="no-limit" fo:text-indent="-0.55cm" style:auto-text-indent="false">
        <style:tab-stops>
          <style:tab-stop style:position="0.635cm"/>
          <style:tab-stop style:position="1.251cm"/>
          <style:tab-stop style:position="1.801cm"/>
        </style:tab-stops>
      </style:paragraph-properties>
      <style:text-properties fo:hyphenate="false" fo:hyphenation-remain-char-count="2" fo:hyphenation-push-char-count="2"/>
    </style:style>
    <style:style style:name="Listabul" style:family="paragraph" style:parent-style-name="List" style:list-style-name="WW8Num5">
      <style:paragraph-properties fo:margin-top="0cm" fo:margin-bottom="0cm" style:contextual-spacing="false" fo:hyphenation-ladder-count="no-limit">
        <style:tab-stops>
          <style:tab-stop style:position="0.7cm"/>
          <style:tab-stop style:position="1.251cm"/>
          <style:tab-stop style:position="1.335cm"/>
        </style:tab-stops>
      </style:paragraph-properties>
      <style:text-properties fo:hyphenate="false" fo:hyphenation-remain-char-count="2" fo:hyphenation-push-char-count="2"/>
    </style:style>
    <style:style style:name="Texto_20_em_20_bloco1" style:display-name="Texto em bloco1" style:family="paragraph" style:parent-style-name="LO-Normal" style:list-style-name="WW8Num7">
      <style:paragraph-properties fo:margin-left="0cm" fo:margin-right="0.635cm" fo:margin-top="0cm" fo:margin-bottom="0cm" style:contextual-spacing="false" fo:hyphenation-ladder-count="no-limit" fo:text-indent="1.251cm" style:auto-text-indent="false">
        <style:tab-stops>
          <style:tab-stop style:position="0.635cm"/>
        </style:tab-stops>
      </style:paragraph-properties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er" style:family="paragraph" style:parent-style-name="LO-Normal" style:class="extra">
      <style:paragraph-properties fo:margin-left="0cm" fo:margin-right="0cm" fo:margin-top="0.282cm" fo:margin-bottom="0.282cm" style:contextual-spacing="false" fo:text-align="center" style:justify-single-word="false" fo:hyphenation-ladder-count="no-limit" fo:text-indent="0cm" style:auto-text-indent="false">
        <style:tab-stops>
          <style:tab-stop style:position="7.795cm" style:type="center"/>
          <style:tab-stop style:position="15.589cm" style:type="right"/>
        </style:tab-stops>
      </style:paragraph-properties>
      <style:text-properties fo:language="pt" fo:country="BR" fo:hyphenate="false" fo:hyphenation-remain-char-count="2" fo:hyphenation-push-char-count="2"/>
    </style:style>
    <style:style style:name="Contents_20_1" style:display-name="Contents 1" style:family="paragraph" style:parent-style-name="LO-Normal" style:next-style-name="LO-Normal" style:class="index">
      <style:paragraph-properties fo:margin-left="0cm" fo:margin-right="0cm" fo:margin-top="0.212cm" fo:margin-bottom="0.212cm" style:contextual-spacing="false" fo:hyphenation-ladder-count="no-limit" fo:text-indent="0cm" style:auto-text-indent="false">
        <style:tab-stops>
          <style:tab-stop style:position="1.251cm"/>
          <style:tab-stop style:position="15.677cm" style:type="right" style:leader-style="dotted" style:leader-text="."/>
        </style:tab-stops>
      </style:paragraph-properties>
      <style:text-properties fo:text-transform="uppercase" fo:font-size="11pt" fo:language="pt" fo:country="BR" style:font-size-asian="11pt" fo:hyphenate="false" fo:hyphenation-remain-char-count="2" fo:hyphenation-push-char-count="2"/>
    </style:style>
    <style:style style:name="Contents_20_2" style:display-name="Contents 2" style:family="paragraph" style:parent-style-name="LO-Normal" style:next-style-name="LO-Normal" style:class="index">
      <style:paragraph-properties fo:margin-left="2.501cm" fo:margin-right="0cm" fo:margin-top="0cm" fo:margin-bottom="0cm" style:contextual-spacing="false" fo:hyphenation-ladder-count="no-limit" fo:text-indent="-1.251cm" style:auto-text-indent="false">
        <style:tab-stops>
          <style:tab-stop style:position="2.752cm"/>
          <style:tab-stop style:position="15.677cm" style:type="right" style:leader-style="dotted" style:leader-text="."/>
        </style:tab-stops>
      </style:paragraph-properties>
      <style:text-properties fo:language="pt" fo:country="BR" fo:hyphenate="false" fo:hyphenation-remain-char-count="2" fo:hyphenation-push-char-count="2"/>
    </style:style>
    <style:style style:name="Contents_20_3" style:display-name="Contents 3" style:family="paragraph" style:parent-style-name="LO-Normal" style:next-style-name="LO-Normal" style:class="index">
      <style:paragraph-properties fo:margin-left="4.002cm" fo:margin-right="0cm" fo:margin-top="0cm" fo:margin-bottom="0cm" style:contextual-spacing="false" fo:hyphenation-ladder-count="no-limit" fo:text-indent="-1.501cm" style:auto-text-indent="false">
        <style:tab-stops>
          <style:tab-stop style:position="4.251cm"/>
          <style:tab-stop style:position="15.677cm" style:type="right" style:leader-style="dotted" style:leader-text="."/>
        </style:tab-stops>
      </style:paragraph-properties>
      <style:text-properties fo:language="pt" fo:country="BR" fo:hyphenate="false" fo:hyphenation-remain-char-count="2" fo:hyphenation-push-char-count="2"/>
    </style:style>
    <style:style style:name="Corpo_20_de_20_texto_20_31" style:display-name="Corpo de texto 31" style:family="paragraph" style:parent-style-name="LO-Normal">
      <style:paragraph-properties fo:hyphenation-ladder-count="no-limit" fo:keep-with-next="always"/>
      <style:text-properties fo:color="#000000" fo:hyphenate="false" fo:hyphenation-remain-char-count="2" fo:hyphenation-push-char-count="2"/>
    </style:style>
    <style:style style:name="Texto_20_de_20_nota_20_de_20_rodapé1" style:display-name="Texto de nota de rodapé1" style:family="paragraph" style:parent-style-name="LO-Normal">
      <style:paragraph-properties fo:hyphenation-ladder-count="no-limit"/>
      <style:text-properties fo:color="#000000" fo:hyphenate="false" fo:hyphenation-remain-char-count="2" fo:hyphenation-push-char-count="2"/>
    </style:style>
    <style:style style:name="Item_20_de_20_lista" style:display-name="Item de lista" style:family="paragraph" style:parent-style-name="LO-Normal" style:list-style-name="WW8Num12">
      <style:paragraph-properties fo:hyphenation-ladder-count="no-limit"/>
      <style:text-properties fo:color="#000000" fo:hyphenate="false" fo:hyphenation-remain-char-count="2" fo:hyphenation-push-char-count="2"/>
    </style:style>
    <style:style style:name="Recuo_20_de_20_corpo_20_de_20_texto_20_21" style:display-name="Recuo de corpo de texto 21" style:family="paragraph" style:parent-style-name="LO-Normal">
      <style:paragraph-properties fo:margin-left="2.498cm" fo:margin-right="0cm" fo:margin-top="0cm" fo:margin-bottom="0cm" style:contextual-spacing="false" fo:hyphenation-ladder-count="no-limit" fo:text-indent="0cm" style:auto-text-indent="false"/>
      <style:text-properties fo:color="#000000" style:font-name="AvantGarde" fo:font-family="AvantGarde" style:font-family-generic="swiss" style:font-pitch="variable" style:font-name-complex="AvantGarde" style:font-family-complex="AvantGarde" style:font-family-generic-complex="swiss" style:font-pitch-complex="variable" fo:hyphenate="false" fo:hyphenation-remain-char-count="2" fo:hyphenation-push-char-count="2"/>
    </style:style>
    <style:style style:name="Recuo_20_de_20_corpo_20_de_20_texto_20_31" style:display-name="Recuo de corpo de texto 31" style:family="paragraph" style:parent-style-name="LO-Normal">
      <style:paragraph-properties fo:margin-left="2.498cm" fo:margin-right="0cm" fo:margin-top="0cm" fo:margin-bottom="0cm" style:contextual-spacing="false" fo:text-align="start" style:justify-single-word="false" fo:hyphenation-ladder-count="no-limit" fo:text-indent="0cm" style:auto-text-indent="false"/>
      <style:text-properties fo:color="#000000" style:font-name="AvantGarde" fo:font-family="AvantGarde" style:font-family-generic="swiss" style:font-pitch="variable" style:font-name-complex="AvantGarde" style:font-family-complex="AvantGarde" style:font-family-generic-complex="swiss" style:font-pitch-complex="variable" fo:hyphenate="false" fo:hyphenation-remain-char-count="2" fo:hyphenation-push-char-count="2"/>
    </style:style>
    <style:style style:name="Footer" style:family="paragraph" style:parent-style-name="LO-Normal" style:class="extra">
      <style:paragraph-properties fo:hyphenation-ladder-count="no-limit">
        <style:tab-stops>
          <style:tab-stop style:position="7.795cm" style:type="center"/>
          <style:tab-stop style:position="15.589cm" style:type="right"/>
        </style:tab-stops>
      </style:paragraph-properties>
      <style:text-properties fo:hyphenate="false" fo:hyphenation-remain-char-count="2" fo:hyphenation-push-char-count="2"/>
    </style:style>
    <style:style style:name="Corpo_20_de_20_texto_20_21" style:display-name="Corpo de texto 21" style:family="paragraph" style:parent-style-name="LO-Normal">
      <style:paragraph-properties fo:text-align="start" style:justify-single-word="false" fo:hyphenation-ladder-count="no-limit"/>
      <style:text-properties fo:hyphenate="false" fo:hyphenation-remain-char-count="2" fo:hyphenation-push-char-count="2"/>
    </style:style>
    <style:style style:name="Mapa_20_do_20_Documento1" style:display-name="Mapa do Documento1" style:family="paragraph" style:parent-style-name="LO-Normal">
      <style:paragraph-properties fo:hyphenation-ladder-count="no-limit" fo:background-color="#000080">
        <style:background-image/>
      </style:paragraph-properties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 fo:hyphenate="false" fo:hyphenation-remain-char-count="2" fo:hyphenation-push-char-count="2"/>
    </style:style>
    <style:style style:name="campo2" style:family="paragraph" style:next-style-name="LO-Normal">
      <style:paragraph-properties fo:margin-top="0cm" fo:margin-bottom="0.106cm" style:contextual-spacing="false" fo:text-align="center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4pt" fo:language="pt" fo:country="BR" fo:font-weight="bold" style:letter-kerning="true" style:font-name-asian="Times New Roman" style:font-family-asian="'Times New Roman'" style:font-family-generic-asian="roman" style:font-pitch-asian="variable" style:font-size-asian="14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ampo3" style:family="paragraph" style:parent-style-name="campo2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campo4" style:family="paragraph" style:parent-style-name="campo3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est1" style:family="paragraph" style:parent-style-name="Heading_20_1" style:next-style-name="LO-Normal" style:default-outline-level="" style:list-style-name="">
      <style:paragraph-properties fo:margin-left="1.251cm" fo:margin-right="0cm" fo:margin-top="0cm" fo:margin-bottom="0cm" style:contextual-spacing="false" fo:hyphenation-ladder-count="no-limit" fo:text-indent="-1.251cm" style:auto-text-indent="false"/>
      <style:text-properties fo:hyphenate="false" fo:hyphenation-remain-char-count="2" fo:hyphenation-push-char-count="2"/>
    </style:style>
    <style:style style:name="est2" style:family="paragraph" style:parent-style-name="Heading_20_2" style:next-style-name="LO-Normal" style:list-style-name="WW8Num14">
      <style:paragraph-properties fo:hyphenation-ladder-count="no-limit"/>
      <style:text-properties fo:hyphenate="false" fo:hyphenation-remain-char-count="2" fo:hyphenation-push-char-count="2"/>
    </style:style>
    <style:style style:name="est3" style:family="paragraph" style:parent-style-name="Heading_20_3" style:next-style-name="LO-Normal" style:default-outline-level="" style:list-style-name="">
      <style:paragraph-properties fo:margin-left="1.251cm" fo:margin-right="0cm" fo:margin-top="0cm" fo:margin-bottom="0cm" style:contextual-spacing="false" fo:hyphenation-ladder-count="no-limit" fo:text-indent="-1.251cm" style:auto-text-indent="false">
        <style:tab-stops>
          <style:tab-stop style:position="2.501cm"/>
        </style:tab-stops>
      </style:paragraph-properties>
      <style:text-properties fo:hyphenate="false" fo:hyphenation-remain-char-count="2" fo:hyphenation-push-char-count="2"/>
    </style:style>
    <style:style style:name="Contents_20_4" style:display-name="Contents 4" style:family="paragraph" style:parent-style-name="LO-Normal" style:next-style-name="LO-Normal" style:class="index">
      <style:paragraph-properties fo:margin-left="5.75cm" fo:margin-right="0cm" fo:margin-top="0cm" fo:margin-bottom="0cm" style:contextual-spacing="false" fo:hyphenation-ladder-count="no-limit" fo:text-indent="-1.75cm" style:auto-text-indent="false">
        <style:tab-stops>
          <style:tab-stop style:position="5.752cm"/>
          <style:tab-stop style:position="15.677cm" style:type="right" style:leader-style="dotted" style:leader-text="."/>
        </style:tab-stops>
      </style:paragraph-properties>
      <style:text-properties fo:language="pt" fo:country="BR" fo:hyphenate="false" fo:hyphenation-remain-char-count="2" fo:hyphenation-push-char-count="2"/>
    </style:style>
    <style:style style:name="Contents_20_5" style:display-name="Contents 5" style:family="paragraph" style:parent-style-name="LO-Normal" style:next-style-name="LO-Normal" style:class="index">
      <style:paragraph-properties fo:margin-left="1.693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ampo1" style:family="paragraph" style:next-style-name="LO-Normal">
      <style:paragraph-properties fo:margin-top="0cm" fo:margin-bottom="0.106cm" style:contextual-spacing="false" fo:text-align="center" style:justify-single-word="false" fo:orphans="2" fo:widows="2" fo:hyphenation-ladder-count="no-limit"/>
      <style:text-properties fo:text-transform="uppercase" style:use-window-font-color="true" style:font-name="Arial" fo:font-family="Arial" style:font-family-generic="swiss" style:font-pitch="variable" fo:font-size="18pt" fo:language="pt" fo:country="BR" fo:font-weight="bold" style:letter-kerning="true" style:font-name-asian="Times New Roman" style:font-family-asian="'Times New Roman'" style:font-family-generic-asian="roman" style:font-pitch-asian="variable" style:font-size-asian="18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ampo5" style:family="paragraph" style:parent-style-name="campo4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Conteúdo" style:family="paragraph" style:next-style-name="LO-Normal">
      <style:paragraph-properties fo:margin-top="0.423cm" fo:margin-bottom="0.847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4pt" fo:language="pt" fo:country="BR" fo:font-weight="bold" style:letter-kerning="true" style:font-name-asian="Times New Roman" style:font-family-asian="'Times New Roman'" style:font-family-generic-asian="roman" style:font-pitch-asian="variable" style:font-size-asian="14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logo_20_projeto" style:display-name="logo projeto" style:family="paragraph" style:next-style-name="LO-Normal">
      <style:paragraph-properties fo:text-align="center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2pt" fo:language="pt" fo:country="BR" fo:font-weight="bold" style:letter-kerning="true" style:font-name-asian="Times New Roman" style:font-family-asian="'Times New Roman'" style:font-family-generic-asian="roman" style:font-pitch-asian="variable" style:font-size-asian="12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ontents_20_6" style:display-name="Contents 6" style:family="paragraph" style:parent-style-name="LO-Normal" style:next-style-name="LO-Normal" style:class="index">
      <style:paragraph-properties fo:margin-left="1.764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7" style:display-name="Contents 7" style:family="paragraph" style:parent-style-name="LO-Normal" style:next-style-name="LO-Normal" style:class="index">
      <style:paragraph-properties fo:margin-left="2.117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8" style:display-name="Contents 8" style:family="paragraph" style:parent-style-name="LO-Normal" style:next-style-name="LO-Normal" style:class="index">
      <style:paragraph-properties fo:margin-left="2.469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9" style:display-name="Contents 9" style:family="paragraph" style:parent-style-name="LO-Normal" style:next-style-name="LO-Normal" style:class="index">
      <style:paragraph-properties fo:margin-left="2.822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Recuo_20_de_20_corpo_20_de_20_texto1" style:display-name="Recuo de corpo de texto1" style:family="paragraph" style:parent-style-name="LO-Normal">
      <style:paragraph-properties fo:margin-left="0cm" fo:margin-right="0.005cm" fo:margin-top="0cm" fo:margin-bottom="0cm" style:contextual-spacing="false" fo:hyphenation-ladder-count="no-limit" fo:text-indent="1cm" style:auto-text-indent="false">
        <style:tab-stops>
          <style:tab-stop style:position="12.753cm"/>
        </style:tab-stops>
      </style:paragraph-properties>
      <style:text-properties fo:hyphenate="false" fo:hyphenation-remain-char-count="2" fo:hyphenation-push-char-count="2"/>
    </style:style>
    <style:style style:name="Bullet_20_1" style:display-name="Bullet 1" style:family="paragraph" style:parent-style-name="LO-Normal" style:list-style-name="WW8Num13">
      <style:paragraph-properties fo:margin-top="0cm" fo:margin-bottom="0.212cm" style:contextual-spacing="false" fo:hyphenation-ladder-count="no-limit"/>
      <style:text-properties fo:font-size="12pt" style:font-size-asian="12pt" fo:hyphenate="false" fo:hyphenation-remain-char-count="2" fo:hyphenation-push-char-count="2"/>
    </style:style>
    <style:style style:name="Bullet_20_2" style:display-name="Bullet 2" style:family="paragraph" style:parent-style-name="LO-Normal" style:list-style-name="WW8Num10">
      <style:paragraph-properties fo:margin-left="2.002cm" fo:margin-right="0cm" fo:margin-top="0cm" fo:margin-bottom="0cm" style:contextual-spacing="false" fo:hyphenation-ladder-count="no-limit" fo:text-indent="-0.501cm" style:auto-text-indent="false">
        <style:tab-stops>
          <style:tab-stop style:position="0.635cm"/>
          <style:tab-stop style:position="1cm"/>
        </style:tab-stops>
      </style:paragraph-properties>
      <style:text-properties fo:font-size="12pt" style:font-size-asian="12pt" fo:hyphenate="false" fo:hyphenation-remain-char-count="2" fo:hyphenation-push-char-count="2"/>
    </style:style>
    <style:style style:name="Bullet_20_3" style:display-name="Bullet 3" style:family="paragraph" style:parent-style-name="LO-Normal" style:list-style-name="WW8Num4">
      <style:paragraph-properties fo:margin-left="3.002cm" fo:margin-right="0cm" fo:margin-top="0cm" fo:margin-bottom="0cm" style:contextual-spacing="false" fo:hyphenation-ladder-count="no-limit" fo:text-indent="-0.501cm" style:auto-text-indent="false">
        <style:tab-stops>
          <style:tab-stop style:position="0.635cm"/>
          <style:tab-stop style:position="1cm"/>
        </style:tab-stops>
      </style:paragraph-properties>
      <style:text-properties fo:font-size="12pt" style:font-size-asian="12pt" fo:hyphenate="false" fo:hyphenation-remain-char-count="2" fo:hyphenation-push-char-count="2"/>
    </style:style>
    <style:style style:name="Espaço_5f_capa" style:display-name="Espaço_capa" style:family="paragraph" style:parent-style-name="LO-Normal">
      <style:paragraph-properties fo:margin-left="0cm" fo:margin-right="0cm" fo:margin-top="0.212cm" fo:margin-bottom="0.212cm" style:contextual-spacing="false" fo:text-align="center" style:justify-single-word="false" fo:hyphenation-ladder-count="no-limit" fo:text-indent="0cm" style:auto-text-indent="false"/>
      <style:text-properties fo:font-size="18pt" style:font-size-asian="18pt" fo:hyphenate="false" fo:hyphenation-remain-char-count="2" fo:hyphenation-push-char-count="2"/>
    </style:style>
    <style:style style:name="Lista_20_tabela" style:display-name="Lista tabela" style:family="paragraph" style:parent-style-name="Listabul" style:list-style-name="WW8Num11">
      <style:paragraph-properties fo:margin-top="0cm" fo:margin-bottom="0.106cm" style:contextual-spacing="false" fo:hyphenation-ladder-count="no-limit"/>
      <style:text-properties fo:hyphenate="false" fo:hyphenation-remain-char-count="2" fo:hyphenation-push-char-count="2"/>
    </style:style>
    <style:style style:name="Texto_20_de_20_comentário1" style:display-name="Texto de comentário1" style:family="paragraph" style:parent-style-name="LO-Normal">
      <style:paragraph-properties fo:hyphenation-ladder-count="no-limit"/>
      <style:text-properties fo:hyphenate="false" fo:hyphenation-remain-char-count="2" fo:hyphenation-push-char-count="2"/>
    </style:style>
    <style:style style:name="Texto_20_tabela" style:display-name="Texto tabela" style:family="paragraph" style:parent-style-name="LO-Normal">
      <style:paragraph-properties fo:margin-left="0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Texto_20_tabela_20_-_20_títulos" style:display-name="Texto tabela - títulos" style:family="paragraph" style:parent-style-name="Texto_20_tabela">
      <style:paragraph-properties fo:hyphenation-ladder-count="no-limit"/>
      <style:text-properties fo:font-size="12pt" fo:font-weight="bold" style:font-size-asian="12pt" style:font-weight-asian="bold" fo:hyphenate="false" fo:hyphenation-remain-char-count="2" fo:hyphenation-push-char-count="2"/>
    </style:style>
    <style:style style:name="Texto_20_tabela_20_-_20_negrito" style:display-name="Texto tabela - negrito" style:family="paragraph" style:parent-style-name="Texto_20_tabela_20_-_20_títulos">
      <style:paragraph-properties fo:hyphenation-ladder-count="no-limit"/>
      <style:text-properties fo:font-size="10pt" style:font-size-asian="10pt" fo:hyphenate="false" fo:hyphenation-remain-char-count="2" fo:hyphenation-push-char-count="2"/>
    </style:style>
    <style:style style:name="Verbete" style:family="paragraph" style:parent-style-name="Corpo_20_de_20_texto1">
      <style:paragraph-properties fo:margin-left="2cm" fo:margin-right="0cm" fo:margin-top="0.212cm" fo:margin-bottom="0.212cm" style:contextual-spacing="false" fo:hyphenation-ladder-count="no-limit" fo:text-indent="-2cm" style:auto-text-indent="false" fo:keep-with-next="always"/>
      <style:text-properties fo:font-size="12pt" fo:language="en" fo:country="US" fo:font-weight="bold" style:font-size-asian="12pt" style:font-weight-asian="bold" fo:hyphenate="false" fo:hyphenation-remain-char-count="2" fo:hyphenation-push-char-count="2"/>
    </style:style>
    <style:style style:name="CabecalhoTabela" style:family="paragraph" style:parent-style-name="Header">
      <style:paragraph-properties fo:hyphenation-ladder-count="no-limit"/>
      <style:text-properties fo:font-weight="bold" style:font-weight-asian="bold" fo:hyphenate="false" fo:hyphenation-remain-char-count="2" fo:hyphenation-push-char-count="2"/>
    </style:style>
    <style:style style:name="Numerada1" style:family="paragraph" style:parent-style-name="LO-Normal" style:list-style-name="WW8Num3">
      <style:paragraph-properties fo:hyphenation-ladder-count="no-limit"/>
      <style:text-properties fo:hyphenate="false" fo:hyphenation-remain-char-count="2" fo:hyphenation-push-char-count="2"/>
    </style:style>
    <style:style style:name="Texto_20_de_20_balão1" style:display-name="Texto de balão1" style:family="paragraph" style:parent-style-name="LO-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Fluxo_20_2" style:display-name="Fluxo 2" style:family="paragraph" style:parent-style-name="LO-Normal" style:list-style-name="WW8Num8">
      <style:paragraph-properties fo:margin-top="0cm" fo:margin-bottom="0cm" style:contextual-spacing="false" fo:hyphenation-ladder-count="no-limit">
        <style:tab-stops>
          <style:tab-stop style:position="-2.152cm"/>
          <style:tab-stop style:position="0.63cm"/>
        </style:tab-stops>
      </style:paragraph-properties>
      <style:text-properties fo:hyphenate="false" fo:hyphenation-remain-char-count="2" fo:hyphenation-push-char-count="2"/>
    </style:style>
    <style:style style:name="Table_20_Contents" style:display-name="Table Contents" style:family="paragraph" style:parent-style-name="LO-Normal" style:class="extra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style:contextual-spacing="false" fo:hyphenation-ladder-count="no-limit" fo:text-indent="0cm" style:auto-text-indent="false">
        <style:tab-stops>
          <style:tab-stop style:position="12.508cm" style:type="right" style:leader-style="dotted" style:leader-text="."/>
        </style:tab-stops>
      </style:paragraph-properties>
      <style:text-properties fo:hyphenate="false" fo:hyphenation-remain-char-count="2" fo:hyphenation-push-char-count="2"/>
    </style:style>
    <style:style style:name="Texto_20_de_20_balão" style:display-name="Texto de balão" style:family="paragraph" style:parent-style-name="LO-Normal">
      <style:paragraph-properties fo:margin-top="0cm" fo:margin-bottom="0cm" style:contextual-spacing="false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Primeiro_20_recuo_20_de_20_corpo_20_de_20_texto1" style:display-name="Primeiro recuo de corpo de texto1" style:family="paragraph" style:parent-style-name="Corpo_20_de_20_texto1">
      <style:paragraph-properties fo:margin-left="0cm" fo:margin-right="0cm" fo:margin-top="0cm" fo:margin-bottom="0cm" style:contextual-spacing="false" fo:hyphenation-ladder-count="no-limit" fo:text-indent="0.499cm" style:auto-text-indent="false"/>
      <style:text-properties fo:hyphenate="false" fo:hyphenation-remain-char-count="2" fo:hyphenation-push-char-count="2"/>
    </style:style>
    <style:style style:name="Título_20_de_20_índice_20_de_20_autoridades" style:display-name="Título de índice de autoridades" style:family="paragraph" style:parent-style-name="Heading_20__28_user_29_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_20__28_user_29_" style:next-style-name="Text_20_body" style:list-style-name="WW8Num2" style:class="text">
      <style:text-properties fo:font-size="10.5pt" fo:font-weight="bold" style:font-size-asian="10.5pt" style:font-weight-asian="bold" style:font-size-complex="10.5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ítulo_20_Tabela" style:display-name="Título Tabela" style:family="paragraph" style:parent-style-name="Standard">
      <style:paragraph-properties fo:margin-top="0.106cm" fo:margin-bottom="0.106cm" style:contextual-spacing="false" fo:text-align="justify" style:justify-single-word="false" fo:orphans="2" fo:widows="2" fo:hyphenation-ladder-count="no-limit"/>
      <style:text-properties style:font-name="Arial" fo:font-family="Arial" style:font-family-generic="swiss" style:font-pitch="variable" fo:font-size="11pt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style:font-weight-complex="bold" fo:hyphenate="true" fo:hyphenation-remain-char-count="2" fo:hyphenation-push-char-count="2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_20__28_user_29_" style:display-name="Contents 10 (user)" style:family="paragraph" style:parent-style-name="Index_20__28_user_29_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LO-Normal1" style:family="paragraph">
      <style:paragraph-properties fo:margin-left="0cm" fo:margin-right="0cm" fo:margin-top="0.106cm" fo:margin-bottom="0.106cm" style:contextual-spacing="false" fo:text-align="justify" style:justify-single-word="false" fo:orphans="0" fo:widows="0" fo:hyphenation-ladder-count="no-limit" fo:text-indent="1.251cm" style:auto-text-indent="false"/>
      <style:text-properties style:use-window-font-color="true" style:font-name="Arial" fo:font-family="Arial" style:font-family-generic="swiss" style:font-pitch="variable" fo:font-size="12pt" fo:language="pt" fo:country="BR" style:font-name-asian="Droid Sans Fallback1" style:font-family-asian="'Droid Sans Fallback'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WW8Num1z0" style:family="text"/>
    <style:style style:name="WW8Num1z1" style:family="text">
      <style:text-properties fo:font-weight="normal" style:font-weight-asian="normal" style:font-weight-complex="normal"/>
    </style:style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>
      <style:text-properties fo:font-weight="normal" style:font-weight-asian="normal" style:font-weight-complex="normal"/>
    </style:style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" fo:font-family="Symbol" style:font-family-generic="roman" style:font-pitch="variable" fo:font-size="10pt" style:font-size-asian="10pt" style:font-name-complex="OpenSymbol" style:font-family-complex="OpenSymbol" style:font-pitch-complex="variable" style:font-size-complex="10pt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OpenSymbol" fo:font-family="OpenSymbol" style:font-pitch="variable" style:font-name-complex="Symbol" style:font-family-complex="Symbol" style:font-family-generic-complex="roman" style:font-pitch-complex="variable"/>
    </style:style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Arial" fo:font-family="Arial" style:font-family-generic="swiss" style:font-pitch="variable" style:font-name-complex="OpenSymbol" style:font-family-complex="OpenSymbol" style:font-pitch-complex="variable"/>
    </style:style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-complex="Times New Roman" style:font-family-complex="'Times New Roman'" style:font-family-generic-complex="roman" style:font-pitch-complex="variable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Fonte_20_parág._20_padrão" style:display-name="Fonte parág. padrão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z2" style:family="text">
      <style:text-properties fo:font-weight="normal" style:font-weight-asian="normal" style:font-weight-complex="normal"/>
    </style:style>
    <style:style style:name="WW8Num2z2" style:family="text"/>
    <style:style style:name="Fonte_20_parág._20_padrão3" style:display-name="Fonte parág. padrão3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8Num20z1" style:family="text">
      <style:text-properties style:font-name="Wingdings" fo:font-family="Wingdings" style:font-pitch="variable" style:font-charset="x-symbol" style:font-name-complex="OpenSymbol" style:font-family-complex="OpenSymbol" style:font-pitch-complex="variable"/>
    </style:style>
    <style:style style:name="WW8Num21z0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8Num23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24z0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Fonte_20_parág._20_padrão2" style:display-name="Fonte parág. padrão2" style:family="text"/>
    <style:style style:name="WW8Num22z0" style:family="text">
      <style:text-properties style:use-window-font-color="true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9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3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Fonte_20_parág._20_padrão1" style:display-name="Fonte parág. padrão1" style:family="text"/>
    <style:style style:name="Page_20_Number" style:display-name="Page Number" style:family="text" style:parent-style-name="Fonte_20_parág._20_padrão1"/>
    <style:style style:name="Hyperlink1" style:family="text">
      <style:text-properties fo:color="#0000ff" style:text-underline-style="solid" style:text-underline-width="auto" style:text-underline-color="font-color"/>
    </style:style>
    <style:style style:name="HiperlinkVisitado1" style:family="text">
      <style:text-properties fo:color="#800080" style:text-underline-style="solid" style:text-underline-width="auto" style:text-underline-color="font-color"/>
    </style:style>
    <style:style style:name="point_5f_small" style:display-name="point_small" style:family="text" style:parent-style-name="Fonte_20_parág._20_padrão1"/>
    <style:style style:name="Ref._20_de_20_comentário1" style:display-name="Ref. de comentário1" style:family="text">
      <style:text-properties fo:font-size="8pt" style:font-size-asian="8pt" style:font-size-complex="8pt"/>
    </style:style>
    <style:style style:name="Footnote_20_Symbol" style:display-name="Footnote Symbol" style:family="text">
      <style:text-properties style:text-position="7% 100%" fo:font-size="6.5pt" style:font-size-asian="6.5pt"/>
    </style:style>
    <style:style style:name="SoDA_20_Field" style:display-name="SoDA Field" style:family="text">
      <style:text-properties fo:color="#0000ff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language-asian="zh" style:country-asian="CN" style:font-name-complex="Tahoma" style:font-family-complex="Tahoma" style:font-family-generic-complex="swiss" style:font-pitch-complex="variable" style:font-size-complex="8pt"/>
    </style:style>
    <style:style style:name="Index_20_Link" style:display-name="Index Link" style:family="text"/>
    <style:style style:name="ListLabel_20_5" style:display-name="ListLabel 5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ListLabel_20_4" style:display-name="ListLabel 4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/>
    </style:style>
    <style:style style:name="Bullets" style:family="text">
      <style:text-properties style:font-name="OpenSymbol" fo:font-family="OpenSymbol" style:font-pitch="variable" style:font-name-asian="OpenSymbol" style:font-family-asian="OpenSymbol" style:font-pitch-asian="variable" style:font-name-complex="OpenSymbol" style:font-family-complex="OpenSymbol" style:font-pitch-complex="variable"/>
    </style:style>
    <style:style style:name="Numbering_20_Symbols" style:display-name="Numbering Symbols" style:family="text"/>
    <style:style style:name="WW_5f_CharLFO3LVL1" style:display-name="WW_CharLFO3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4LVL1" style:display-name="WW_CharLFO4LVL1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11LVL1" style:display-name="WW_CharLFO11LVL1" style:family="text">
      <style:text-properties style:font-name="OpenSymbol" fo:font-family="OpenSymbol" style:font-pitch="variable" style:font-name-complex="Symbol" style:font-family-complex="Symbol" style:font-family-generic-complex="roman" style:font-pitch-complex="variable"/>
    </style:style>
    <style:style style:name="WW_5f_CharLFO13LVL1" style:display-name="WW_CharLFO13LVL1" style:family="text">
      <style:text-properties style:font-name="Arial" fo:font-family="Arial" style:font-family-generic="swiss" style:font-pitch="variable" style:font-name-complex="OpenSymbol" style:font-family-complex="OpenSymbol" style:font-pitch-complex="variable"/>
    </style:style>
    <style:style style:name="WW_5f_CharLFO15LVL1" style:display-name="WW_CharLFO15LVL1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2" style:display-name="WW_CharLFO15LVL2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3" style:display-name="WW_CharLFO15LVL3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4" style:display-name="WW_CharLFO15LVL4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5" style:display-name="WW_CharLFO15LVL5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6" style:display-name="WW_CharLFO15LVL6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7" style:display-name="WW_CharLFO15LVL7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8" style:display-name="WW_CharLFO15LVL8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9" style:display-name="WW_CharLFO15LVL9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1" style:display-name="WW_CharLFO16LVL1" style:family="text">
      <style:text-properties style:font-name="Symbol" fo:font-family="Symbol" style:font-family-generic="roman" style:font-pitch="variable" style:font-name-complex="OpenSymbol" style:font-family-complex="OpenSymbol" style:font-pitch-complex="variable"/>
    </style:style>
    <style:style style:name="WW_5f_CharLFO16LVL2" style:display-name="WW_CharLFO16LVL2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3" style:display-name="WW_CharLFO16LVL3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4" style:display-name="WW_CharLFO16LVL4" style:family="text">
      <style:text-properties style:font-name="Symbol" fo:font-family="Symbol" style:font-family-generic="roman" style:font-pitch="variable" style:font-name-complex="OpenSymbol" style:font-family-complex="OpenSymbol" style:font-pitch-complex="variable"/>
    </style:style>
    <style:style style:name="WW_5f_CharLFO16LVL5" style:display-name="WW_CharLFO16LVL5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6" style:display-name="WW_CharLFO16LVL6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7" style:display-name="WW_CharLFO16LVL7" style:family="text">
      <style:text-properties style:font-name="Symbol" fo:font-family="Symbol" style:font-family-generic="roman" style:font-pitch="variable" style:font-name-complex="OpenSymbol" style:font-family-complex="OpenSymbol" style:font-pitch-complex="variable"/>
    </style:style>
    <style:style style:name="WW_5f_CharLFO16LVL8" style:display-name="WW_CharLFO16LVL8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9" style:display-name="WW_CharLFO16LVL9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pitch="variable" fo:font-size="10pt" style:font-name-asian="OpenSymbol" style:font-family-asian="OpenSymbol" style:font-pitch-asian="variable" style:font-size-asian="10pt" style:font-name-complex="OpenSymbol" style:font-family-complex="OpenSymbol" style:font-pitch-complex="variable" style:font-size-complex="10pt"/>
    </style:style>
    <style:style style:name="Subtle_20_Emphasis" style:display-name="Subtle Emphasis" style:family="text">
      <style:text-properties fo:color="#808080" fo:font-style="italic" style:font-style-asian="italic" style:font-style-complex="italic"/>
    </style:style>
    <style:style style:name="Book_20_Title" style:display-name="Book Title" style:family="text">
      <style:text-properties fo:font-variant="small-caps" fo:letter-spacing="0.009cm"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_20__28_user_29_" style:display-name="Index Link (user)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2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2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2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2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2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2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2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2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2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2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2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2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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799cm" fo:text-indent="-0.55cm" fo:margin-left="1.799cm"/>
        </style:list-level-properties>
        <style:text-properties style:font-name="Symbol"/>
      </text:list-level-style-bullet>
      <text:list-level-style-number text:level="2" text:style-name="WW8Num5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5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5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5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5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5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6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6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6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6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  <style:text-properties style:font-name="Symbol"/>
      </text:list-level-style-bullet>
      <text:list-level-style-number text:level="2" text:style-name="WW8Num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7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7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7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7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3.752cm" fo:text-indent="-0.005cm" fo:margin-left="3.752cm"/>
        </style:list-level-properties>
        <style:text-properties style:font-name="Symbol"/>
      </text:list-level-style-bullet>
      <text:list-level-style-number text:level="2" text:style-name="WW8Num8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8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8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8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8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8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suffix=")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9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9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9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9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9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9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10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0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0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0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0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0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style:num-suffix="." text:bullet-char="-">
        <style:list-level-properties text:list-level-position-and-space-mode="label-alignment">
          <style:list-level-label-alignment text:label-followed-by="listtab" text:list-tab-stop-position="0.55cm" fo:text-indent="-0.55cm" fo:margin-left="0.55cm"/>
        </style:list-level-properties>
        <style:text-properties style:font-name="OpenSymbol"/>
      </text:list-level-style-bullet>
      <text:list-level-style-number text:level="2" text:style-name="WW8Num11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1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1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1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1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1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1.251cm" fo:text-indent="-1.251cm" fo:margin-left="1.251cm"/>
        </style:list-level-properties>
      </text:list-level-style-number>
      <text:list-level-style-number text:level="2" text:style-name="WW8Num12z1" style:num-suffix="." style:num-format="1" text:display-levels="2">
        <style:list-level-properties text:list-level-position-and-space-mode="label-alignment">
          <style:list-level-label-alignment text:label-followed-by="listtab" text:list-tab-stop-position="2.598cm" fo:text-indent="-1.349cm" fo:margin-left="2.598cm"/>
        </style:list-level-properties>
      </text:list-level-style-number>
      <text:list-level-style-number text:level="3" text:style-name="WW8Num12z2" style:num-suffix="." style:num-format="1" text:display-levels="3">
        <style:list-level-properties text:list-level-position-and-space-mode="label-alignment">
          <style:list-level-label-alignment text:label-followed-by="listtab" text:list-tab-stop-position="4.001cm" fo:text-indent="-1.401cm" fo:margin-left="4.001cm"/>
        </style:list-level-properties>
      </text:list-level-style-number>
      <text:list-level-style-number text:level="4" text:style-name="WW8Num12z3" style:num-suffix="." style:num-format="1" text:display-levels="4">
        <style:list-level-properties text:list-level-position-and-space-mode="label-alignment">
          <style:list-level-label-alignment text:label-followed-by="listtab" text:list-tab-stop-position="3.048cm" fo:text-indent="-1.143cm" fo:margin-left="3.048cm"/>
        </style:list-level-properties>
      </text:list-level-style-number>
      <text:list-level-style-number text:level="5" text:style-name="WW8Num12z4" style:num-suffix="." style:num-format="1" text:display-levels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list-level-style-number>
      <text:list-level-style-number text:level="6" text:style-name="WW8Num12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2z6" style:num-suffix=".." style:num-format="1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8" text:style-name="WW8Num12z7" style:num-suffix="..." style:num-format="1" text:display-levels="2">
        <style:list-level-properties text:list-level-position-and-space-mode="label-alignment">
          <style:list-level-label-alignment text:label-followed-by="listtab" text:list-tab-stop-position="6.604cm" fo:text-indent="-2.159cm" fo:margin-left="6.604cm"/>
        </style:list-level-properties>
      </text:list-level-style-number>
      <text:list-level-style-number text:level="9" text:style-name="WW8Num12z8" style:num-suffix="..." style:num-format="1" text:display-levels="3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style:num-suffix="." text:bullet-char="–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Arial"/>
      </text:list-level-style-bullet>
      <text:list-level-style-number text:level="2" text:style-name="WW8Num1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4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4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4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4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4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4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4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4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text:list-tab-stop-position="3.069cm" fo:text-indent="-0.55cm" fo:margin-left="3.069cm"/>
        </style:list-level-properties>
      </text:list-level-style-number>
      <text:list-level-style-number text:level="2" text:style-name="WW8Num15z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WW8Num15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5z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WW8Num15z5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WW8Num15z7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WW8Num15z8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text:style-name="WW8Num19z0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WW8Num19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WW8Num19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WW8Num19z3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WW8Num19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WW8Num19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WW8Num19z6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WW8Num19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WW8Num19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fo:language="pt" fo:country="BR" style:language-asian="pt" style:country-asian="BR"/>
    </style:style>
    <style:style style:name="M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2" style:family="graphic" style:parent-style-name="Graphics">
      <style:graphic-properties fo:margin-left="0.319cm" fo:margin-right="0.319cm" style:run-through="background" style:wrap="non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5cm" fo:margin-bottom="3.03cm" fo:margin-left="2.997cm" fo:margin-right="2.31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62cm" fo:margin-left="0cm" fo:margin-right="0cm" fo:margin-bottom="0.663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m1" text:anchor-type="char" svg:x="9.897cm" svg:y="-0.549cm" svg:width="2.434cm" svg:height="1.658cm" draw:z-index="1"><draw:image xlink:href="Pictures/100000000000014D000000F71EB27119.png" xlink:type="simple" xlink:show="embed" xlink:actuate="onLoad"/></draw:frame><draw:frame draw:style-name="Mfr2" draw:name="Imagem2" text:anchor-type="char" svg:x="0.071cm" svg:y="-0.871cm" svg:width="4.912cm" svg:height="2.316cm" draw:z-index="3"><draw:image xlink:href="Pictures/100000000000023D0000010EFF99D277.jp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anter Odontólogo</dc:title>
    <dc:subject>Manter Odontólogo</dc:subject>
    <dc:description>Este documento tem como objetivo detalhar o caso de uso Manter Odontólogo</dc:description>
    <meta:initial-creator>Dalmo Maia</meta:initial-creator>
    <meta:creation-date>2014-05-20T13:52:00</meta:creation-date>
    <dc:date>2015-05-19T08:33:21.945445556</dc:date>
    <meta:print-date>2007-05-07T23:41:00</meta:print-date>
    <meta:editing-cycles>12</meta:editing-cycles>
    <meta:editing-duration>PT44M46S</meta:editing-duration>
    <meta:generator>LibreOffice/4.2.7.2$Linux_X86_64 LibreOffice_project/420m0$Build-2</meta:generator>
    <meta:document-statistic meta:table-count="1" meta:image-count="2" meta:object-count="0" meta:page-count="2" meta:paragraph-count="59" meta:word-count="345" meta:character-count="2206" meta:non-whitespace-character-count="1906"/>
    <meta:user-defined meta:name="Ator">usuário</meta:user-defined>
    <meta:user-defined meta:name="Disposição">Odontólogos</meta:user-defined>
    <meta:user-defined meta:name="Entidade - maiúscula">Odontólogo</meta:user-defined>
    <meta:user-defined meta:name="Entidade - plural">Odontólogos</meta:user-defined>
    <meta:user-defined meta:name="Nome do Caso de Uso" meta:value-type="string">Manter Odontólogo</meta:user-defined>
  </office:meta>
</office:document-meta>
</file>